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0.70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986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.45cm"/>
    </style:style>
    <style:style style:name="gr9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14" style:family="graphic" style:parent-style-name="textbody">
      <style:graphic-properties draw:auto-grow-height="true" draw:auto-grow-width="true" fo:min-height="0.412cm" fo:min-width="0.578cm"/>
    </style:style>
    <style:style style:name="gr15" style:family="graphic" style:parent-style-name="textbody">
      <style:graphic-properties draw:auto-grow-height="true" draw:auto-grow-width="true" fo:min-height="0.412cm" fo:min-width="0.40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cm" svg:height="1.6cm" svg:x="8.7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7cm" svg:height="0.9cm" svg:x="7.7cm" svg:y="4.1cm">
          <text:p text:style-name="P1">x=read() 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7cm" svg:height="0.9cm" svg:x="7.7cm" svg:y="6.1cm">
          <text:p text:style-name="P1">i=0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6cm" svg:height="0.9cm" svg:x="7.8cm" svg:y="8.3cm">
          <text:p text:style-name="P1">s=i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5cm" svg:height="0.9cm" svg:x="7.9cm" svg:y="13.7cm">
          <text:p text:style-name="P1">s=s+i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.4cm" svg:height="0.8cm" svg:x="13.3cm" svg:y="13.8cm">
          <text:p text:style-name="P1">i=i+1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2.1cm" svg:height="1.7cm" svg:x="4.2cm" svg:y="14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" draw:id="id8" draw:layer="layout" svg:width="3.1cm" svg:height="0.8cm" svg:x="3.7cm" svg:y="12.5cm">
          <text:p text:style-name="P1">write(s)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3.9cm" svg:height="2.2cm" svg:x="7.7cm" svg:y="10.5cm">
          <text:p text:style-name="P1">i&lt;=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draw:type="line" svg:x1="9.55cm" svg:y1="3.1cm" svg:x2="9.55cm" svg:y2="4.1cm" draw:start-shape="id1" draw:start-glue-point="8" draw:end-shape="id2" draw:end-glue-point="0" svg:d="M9550 3100v1000" svg:viewBox="0 0 1 1001">
          <text:p/>
        </draw:connector>
        <draw:connector draw:style-name="gr9" draw:text-style-name="P3" draw:layer="layout" draw:type="line" svg:x1="9.55cm" svg:y1="5cm" svg:x2="9.55cm" svg:y2="6.1cm" draw:start-shape="id2" draw:start-glue-point="2" draw:end-shape="id3" draw:end-glue-point="0" svg:d="M9550 5000v1100" svg:viewBox="0 0 1 1101">
          <text:p/>
        </draw:connector>
        <draw:connector draw:style-name="gr9" draw:text-style-name="P3" draw:layer="layout" draw:type="line" svg:x1="9.55cm" svg:y1="7cm" svg:x2="9.6cm" svg:y2="8.3cm" draw:start-shape="id3" draw:start-glue-point="2" draw:end-shape="id4" draw:end-glue-point="0" svg:d="M9550 7000l50 1300" svg:viewBox="0 0 51 1301">
          <text:p/>
        </draw:connector>
        <draw:connector draw:style-name="gr9" draw:text-style-name="P3" draw:layer="layout" draw:type="line" svg:x1="9.6cm" svg:y1="9.2cm" svg:x2="9.65cm" svg:y2="10.5cm" draw:start-shape="id4" draw:start-glue-point="2" draw:end-shape="id5" draw:end-glue-point="4" svg:d="M9600 9200l50 1300" svg:viewBox="0 0 51 1301">
          <text:p/>
        </draw:connector>
        <draw:connector draw:style-name="gr9" draw:text-style-name="P3" draw:layer="layout" draw:type="line" svg:x1="9.65cm" svg:y1="12.7cm" svg:x2="9.65cm" svg:y2="13.7cm" draw:start-shape="id5" draw:start-glue-point="6" draw:end-shape="id6" draw:end-glue-point="0" svg:d="M9650 12700v1000" svg:viewBox="0 0 1 1001">
          <text:p/>
        </draw:connector>
        <draw:connector draw:style-name="gr9" draw:text-style-name="P3" draw:layer="layout" draw:type="line" svg:x1="11.4cm" svg:y1="14.15cm" svg:x2="13.3cm" svg:y2="14.2cm" draw:start-shape="id6" draw:start-glue-point="1" draw:end-shape="id7" draw:end-glue-point="3" svg:d="M11400 14150l1900 50" svg:viewBox="0 0 1901 51">
          <text:p/>
        </draw:connector>
        <draw:connector draw:style-name="gr9" draw:text-style-name="P3" draw:layer="layout" svg:x1="15cm" svg:y1="13.8cm" svg:x2="9.65cm" svg:y2="10.5cm" draw:start-shape="id7" draw:start-glue-point="0" draw:end-shape="id5" draw:end-glue-point="4" svg:d="M15000 13800v-3801h-5350v501" svg:viewBox="0 0 5351 3802">
          <text:p/>
        </draw:connector>
        <draw:connector draw:style-name="gr9" draw:text-style-name="P3" draw:layer="layout" svg:x1="7.7cm" svg:y1="11.6cm" svg:x2="5.25cm" svg:y2="12.5cm" draw:start-shape="id5" draw:start-glue-point="5" draw:end-shape="id8" svg:d="M7700 11600h-2450v900" svg:viewBox="0 0 2451 901">
          <text:p/>
        </draw:connector>
        <draw:connector draw:style-name="gr9" draw:text-style-name="P3" draw:layer="layout" svg:x1="5.25cm" svg:y1="13.3cm" svg:x2="5.25cm" svg:y2="14.5cm" draw:start-shape="id8" draw:start-glue-point="2" draw:end-shape="id9" draw:end-glue-point="4" svg:d="M5250 13300v1200" svg:viewBox="0 0 1 1201">
          <text:p/>
        </draw:connector>
        <draw:frame draw:style-name="gr10" draw:text-style-name="P4" draw:layer="layout" svg:width="0.925cm" svg:height="0.962cm" svg:x="10.7cm" svg:y="2.8cm">
          <draw:text-box>
            <text:p>A</text:p>
          </draw:text-box>
        </draw:frame>
        <draw:frame draw:style-name="gr10" draw:text-style-name="P4" draw:layer="layout" svg:width="0.925cm" svg:height="0.962cm" svg:x="10.1cm" svg:y="4.9cm">
          <draw:text-box>
            <text:p>B</text:p>
          </draw:text-box>
        </draw:frame>
        <draw:frame draw:style-name="gr11" draw:text-style-name="P4" draw:layer="layout" svg:width="0.959cm" svg:height="0.962cm" svg:x="10.1cm" svg:y="7.1cm">
          <draw:text-box>
            <text:p>C</text:p>
          </draw:text-box>
        </draw:frame>
        <draw:frame draw:style-name="gr12" draw:text-style-name="P4" draw:layer="layout" svg:width="0.68cm" svg:height="0.962cm" svg:x="8.8cm" svg:y="9.6cm">
          <draw:text-box>
            <text:p>I</text:p>
          </draw:text-box>
        </draw:frame>
        <draw:frame draw:style-name="gr11" draw:text-style-name="P4" draw:layer="layout" svg:width="0.959cm" svg:height="0.962cm" svg:x="10.3cm" svg:y="12.7cm">
          <draw:text-box>
            <text:p>D</text:p>
          </draw:text-box>
        </draw:frame>
        <draw:frame draw:style-name="gr10" draw:text-style-name="P4" draw:layer="layout" svg:width="0.925cm" svg:height="0.962cm" svg:x="5.7cm" svg:y="10.5cm">
          <draw:text-box>
            <text:p>F</text:p>
          </draw:text-box>
        </draw:frame>
        <draw:frame draw:style-name="gr13" draw:text-style-name="P4" draw:layer="layout" svg:width="0.997cm" svg:height="0.962cm" svg:x="5.7cm" svg:y="13.6cm">
          <draw:text-box>
            <text:p>G</text:p>
          </draw:text-box>
        </draw:frame>
        <draw:frame draw:style-name="gr14" draw:layer="layout" svg:width="1.078cm" svg:height="0.662cm" svg:x="8.322cm" svg:y="12.338cm">
          <draw:text-box>
            <text:p>yes</text:p>
          </draw:text-box>
        </draw:frame>
        <draw:frame draw:style-name="gr15" draw:layer="layout" svg:width="0.908cm" svg:height="0.662cm" svg:x="6.9cm" svg:y="10.9cm">
          <draw:text-box>
            <text:p>no</text:p>
          </draw:text-box>
        </draw:frame>
        <draw:frame draw:style-name="gr10" draw:text-style-name="P4" draw:layer="layout" svg:width="0.925cm" svg:height="0.962cm" svg:x="12.1cm" svg:y="14.4cm">
          <draw:text-box>
            <text:p>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fo:font-size="10.5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20:25:33.714207265</meta:creation-date>
    <meta:generator>LibreOffice/5.1.6.2$Linux_X86_64 LibreOffice_project/10m0$Build-2</meta:generator>
    <dc:date>2017-03-13T21:19:20.076631464</dc:date>
    <meta:editing-duration>PT25S</meta:editing-duration>
    <meta:editing-cycles>4</meta:editing-cycles>
    <meta:document-statistic meta:object-count="28"/>
  </office:meta>
</office:document-meta>
</file>